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P1" style:family="paragraph" style:parent-style-name="Normal">
      <style:paragraph-properties fo:text-align="center"/>
    </style:style>
  </office:automatic-styles>
  <office:body>
    <office:text>
      <text:p text:style-name="P1">•••</text:p>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RIIIIING RIIIIING RIIIIING*” still, she was unconvinced. She didn’t really mind the noise, so she just looked at the clock as it kept on ringing. Maybe it was just her impression, but it sounded louder with every beat.</text:p>
      <text:p text:style-name="Normal">Even so, despite her own wishes, it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heart suddenly tightening reminded her that today was Monday. She would have to go to school again.</text:p>
      <text:p text:style-name="Normal">“... Sigh.”</text:p>
      <text:p text:style-name="Normal">Not that that was a pressing matter yet. For now, she was content just staring at the ceiling.</text:p>
      <text:p text:style-name="Normal">“...” said she, letting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some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she’d left unfinished there. Maybe, after sitting in front of it all night long, her backpack had figured it all out and done it for her. Probably not though. Still, she decided to leave her backpack be, on the off-chance it was in the middle of solving that complex equation. And so it was that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One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 again!”</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Normal">Why was it so difficult to be oneself? By all means, it should have been the easiest thing in the world —all one had to do was be— but somehow she couldn’t manage it. That’s what she was wondering as she looked at herself in the restroom’s mirror.</text:p>
      <text:p text:style-name="Normal">“Hmmm...” She eyed her reflection suspiciously, expecting at any moment that it would become someone else.</text:p>
      <text:p text:style-name="Normal"><text:span text:style-name="T2">something like this -&gt;</text:span> (≖`‸´≖)</text:p>
      <text:p text:style-name="Normal">However, it didn’t. Admittedly, that’s what usually happens when looking into a mirror, but she had her reasons to expect the unexpected: it would explain why it was so difficult to be herself. The reflection may not transform now that she was paying attention to it, but it might do so when she has her back turned.</text:p>
      <text:p text:style-name="Normal">“I’m keeping an eye on you,” she said, gesturing to it with her fingers to make herself extra clear.</text:p>
      <text:p text:style-name="Normal">Then, she feinted looking away and quickly turned back to the mirror, to see if there were any changes. To the surprise of perhaps no one, there weren’t any. She was a tiny bit disappointed though.</text:p>
      <text:p text:style-name="Normal">“...”</text:p>
      <text:p text:style-name="Normal">...<text:span text:style-name="T1"> It would be embarrassing if someone saw me right now. </text:span>She promptly glanced at the door, but thankfully nobody was there.</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